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30000024BFA752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Heading_20_1">
      <style:paragraph-properties fo:text-align="justify" style:justify-single-word="false"/>
      <style:text-properties style:font-name="Arial"/>
    </style:style>
    <style:style style:name="P8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9" style:family="paragraph" style:parent-style-name="Illustration">
      <style:paragraph-properties fo:text-align="center" style:justify-single-word="false"/>
    </style:style>
    <style:style style:name="T1" style:family="text">
      <style:text-properties style:font-name="Ari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chnical Documentation</text:p>
      <text:p text:style-name="P1"/>
      <text:p text:style-name="P1"/>
      <text:h text:style-name="P7" text:outline-level="1"/>
      <text:h text:style-name="P8" text:outline-level="1">Introduction</text:h>
      <text:p text:style-name="P5"><text:span text:style-name="T1"/></text:p>
      <text:p text:style-name="P5"><text:span text:style-name="T1"/></text:p>
      <text:p text:style-name="P4">This document gives an overview of the application ActivityRoutePlanner.</text:p>
      <text:p text:style-name="P4"/>
      <text:p text:style-name="P4">It describes the application, the layout, the functionality of the controllers and model classes and how it fits together.</text:p>
      <text:p text:style-name="P4"/>
      <text:p text:style-name="P4">Finally it gives an overview of the database's structure and how is it possible to use OpenStreetMap<text:note text:id="ftn1" text:note-class="endnote"><text:note-citation>1</text:note-citation><text:note-body><text:p text:style-name="Endnote">http://www.openstreetmap.de/</text:p></text:note-body></text:note> (OSM) Data for routing.</text:p>
      <text:p text:style-name="P4"/>
      <text:h text:style-name="P8" text:outline-level="1">Overview</text:h>
      <text:p text:style-name="P5"><text:span text:style-name="T1">The application is an activity based route planner. </text:span></text:p>
      <text:p text:style-name="P5"><text:span text:style-name="T1">The user sets a start and an end point. Furthermore the user can add activities to a list. The planner searches points where the user can do this activities and returns a route from start to end point passing by the founded points.</text:span></text:p>
      <text:p text:style-name="P5"><text:span text:style-name="T1">The application has been developed with Ruby on Rails</text:span><text:span text:style-name="T1"><text:note text:id="ftn7" text:note-class="endnote"><text:note-citation>2</text:note-citation><text:note-body><text:p text:style-name="Endnote">http://www.rubyonrails.org/</text:p></text:note-body></text:note></text:span><text:span text:style-name="T1">.</text:span></text:p>
      <text:p text:style-name="P5"><text:span text:style-name="T1">For the routing task the application uses PostgreSQL</text:span><text:span text:style-name="T1"><text:note text:id="ftn2" text:note-class="endnote"><text:note-citation>3</text:note-citation><text:note-body><text:p text:style-name="Endnote">http://www.postgresql.de/</text:p></text:note-body></text:note></text:span><text:span text:style-name="T1"> 8.4, PostGIS</text:span><text:span text:style-name="T1"><text:note text:id="ftn3" text:note-class="endnote"><text:note-citation>4</text:note-citation><text:note-body><text:p text:style-name="Endnote">http://postgis.refractions.net/</text:p></text:note-body></text:note></text:span><text:span text:style-name="T1">, osm2po</text:span><text:span text:style-name="T1"><text:note text:id="ftn4" text:note-class="endnote"><text:note-citation>5</text:note-citation><text:note-body><text:p text:style-name="Endnote">http://osm2po.de/</text:p></text:note-body></text:note></text:span><text:span text:style-name="T1"> and pgRouting</text:span><text:span text:style-name="T1"><text:note text:id="ftn0" text:note-class="endnote"><text:note-citation>6</text:note-citation><text:note-body><text:p text:style-name="Endnote">http://www.pgrouting.org/</text:p></text:note-body></text:note></text:span><text:span text:style-name="T1">.</text:span></text:p>
      <text:p text:style-name="P5"><text:span text:style-name="T1">To display the map, points and routes it uses OpenLayers</text:span><text:span text:style-name="T1"><text:note text:id="ftn5" text:note-class="endnote"><text:note-citation>7</text:note-citation><text:note-body><text:p text:style-name="Endnote">http://openlayers.org/</text:p></text:note-body></text:note></text:span><text:span text:style-name="T1">, Yahoo! User Interface Library</text:span><text:span text:style-name="T1"><text:note text:id="ftn6" text:note-class="endnote"><text:note-citation>8</text:note-citation><text:note-body><text:p text:style-name="Endnote">http://developer.yahoo.com/yui/</text:p></text:note-body></text:note></text:span><text:span text:style-name="T1"> and JavaScript.</text:span></text:p>
      <text:p text:style-name="P5"><text:span text:style-name="T1"/></text:p>
      <text:h text:style-name="P7" text:outline-level="1"><draw:frame draw:style-name="fr1" draw:name="Rahmen1" text:anchor-type="paragraph" svg:width="17cm" draw:z-index="0"><draw:text-box fo:min-height="7.32cm"><text:p text:style-name="P9"><draw:frame draw:style-name="fr2" draw:name="Grafik1" text:anchor-type="paragraph" svg:x="0.004cm" svg:y="0.002cm" svg:width="17cm" style:rel-width="100%" svg:height="7.32cm" style:rel-height="scale" draw:z-index="1"><draw:image xlink:href="Pictures/10000000000005530000024BFA7521B6.png" xlink:type="simple" xlink:show="embed" xlink:actuate="onLoad"/></draw:frame>Figure <text:sequence text:ref-name="refIllustration0" text:name="Illustration" text:formula="ooow:Illustration+1" style:num-format="1">1</text:sequence>: Screenshot Application</text:p></draw:text-box></draw:frame></text:h>
      <text:p text:style-name="P4">Figure 1 shows the different areas of the application. They are included in the file init/index.html.erb. </text:p>
      <text:p text:style-name="P4">In the following section is described which area is rendered in which section:</text:p>
      <text:list xml:id="list38400974" text:style-name="L1">
        <text:list-item>
          <text:p text:style-name="P6"><text:span text:style-name="T1">Red: Content. View: init/_content. The map will be loaded with javascript.</text:span></text:p>
        </text:list-item>
        <text:list-item>
          <text:p text:style-name="P6"><text:span text:style-name="T1">Green: Menu. View: init/_menu</text:span></text:p>
        </text:list-item>
        <text:list-item>
          <text:p text:style-name="P6"><text:span text:style-name="T1">Yellow: Algorithm. View: generate_place/_algorithmus_form</text:span></text:p>
        </text:list-item>
        <text:list-item>
          <text:p text:style-name="P6"><text:span text:style-name="T1">Blue: Points. View: init/_form</text:span></text:p>
        </text:list-item>
        <text:list-item>
          <text:p text:style-name="P6"><text:span text:style-name="T1">Purple: Activities. View: activity/_index</text:span></text:p>
        </text:list-item>
      </text:list>
      <text:p text:style-name="P5"><text:span text:style-name="T1">The views will be described in the next chapter.</text:span></text:p>
      <text:h text:style-name="P8" text:outline-level="1">Views</text:h>
      <text:p text:style-name="P5"><text:span text:style-name="T1"/></text:p>
      <text:h text:style-name="P7" text:outline-level="1">Controllers</text:h>
      <text:h text:style-name="P7" text:outline-level="1">Classes</text:h>
      <text:h text:style-name="Heading_20_1" text:outline-level="1"><text:span text:style-name="T1">JavaScript</text:span></text:h>
      <text:h text:style-name="P7" text:outline-level="1">Database</text:h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7:05:52.78</meta:creation-date>
    <dc:date>2011-03-03T18:35:22.79</dc:date>
    <meta:editing-duration>PT01H29M31S</meta:editing-duration>
    <meta:editing-cycles>6</meta:editing-cycles>
    <meta:generator>OpenOffice.org/3.2$Win32 OpenOffice.org_project/320m18$Build-9502</meta:generator>
    <meta:document-statistic meta:table-count="0" meta:image-count="1" meta:object-count="0" meta:page-count="5" meta:paragraph-count="33" meta:word-count="241" meta:character-count="1644"/>
  </office:meta>
</office:document-meta>
</file>